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4375in"/>
    </style:style>
    <style:style style:name="Table1.B" style:family="table-column">
      <style:table-column-properties style:column-width="1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Standard">
      <style:text-properties officeooo:paragraph-rsid="002d9ab0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ec73f" officeooo:paragraph-rsid="002ec73f" style:font-name-asian="Liberation Mono" style:font-size-asian="24pt" style:font-style-asian="normal" style:font-name-complex="Liberation Mono" style:font-size-complex="24pt" style:font-style-complex="normal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541e3" officeooo:paragraph-rsid="002541e3" style:font-name-asian="Liberation Mono" style:font-size-asian="24pt" style:font-style-asian="normal" style:font-name-complex="Liberation Mono" style:font-size-complex="24pt" style:font-style-complex="normal"/>
    </style:style>
    <style:style style:name="P7" style:family="paragraph" style:parent-style-name="Preformatted_20_Text">
      <style:text-properties officeooo:paragraph-rsid="002ec73f"/>
    </style:style>
    <style:style style:name="P8" style:family="paragraph" style:parent-style-name="Table_20_Contents">
      <style:text-properties style:font-name="Roboto Mono" fo:font-size="24pt" style:font-name-asian="Liberation Mono" style:font-size-asian="24pt" style:font-name-complex="Liberation Mono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text-position="super 58%" style:font-name="Roboto Mono" fo:font-size="24pt" fo:letter-spacing="normal" fo:font-style="normal" fo:font-weight="normal" officeooo:rsid="002ec73f" officeooo:paragraph-rsid="002ec73f" style:font-name-asian="Liberation Mono" style:font-size-asian="24pt" style:font-style-asian="normal" style:font-name-complex="Liberation Mono" style:font-size-complex="24pt" style:font-style-complex="normal"/>
    </style:style>
    <style:style style:name="P10" style:family="paragraph" style:parent-style-name="Preformatted_20_Text">
      <style:text-properties fo:font-variant="normal" fo:text-transform="none" fo:color="#212121" loext:opacity="100%" style:text-position="0% 100%" style:font-name="Roboto Mono" fo:font-size="24pt" fo:letter-spacing="normal" fo:font-style="normal" fo:font-weight="normal" officeooo:rsid="002ec73f" officeooo:paragraph-rsid="002ec73f" style:font-name-asian="Liberation Mono" style:font-size-asian="24pt" style:font-style-asian="normal" style:font-name-complex="Liberation Mono" style:font-size-complex="24pt" style:font-style-complex="normal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ec73f" officeooo:paragraph-rsid="002ec73f" style:font-name-asian="Liberation Mono" style:font-size-asian="24pt" style:font-style-asian="normal" style:font-name-complex="Liberation Mono" style:font-size-complex="24pt" style:font-style-complex="normal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3371e9" officeooo:paragraph-rsid="003371e9" style:font-name-asian="Liberation Mono" style:font-size-asian="24pt" style:font-style-asian="normal" style:font-name-complex="Liberation Mono" style:font-size-complex="24pt" style:font-style-complex="normal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371e9" officeooo:paragraph-rsid="003371e9" style:font-name-asian="Liberation Mono" style:font-size-asian="15.75pt" style:font-style-asian="normal" style:font-name-complex="Liberation Mono" style:font-size-complex="18pt" style:font-style-complex="normal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ec73f" officeooo:paragraph-rsid="002ec73f" style:font-name-asian="Liberation Mono" style:font-size-asian="15.75pt" style:font-style-asian="normal" style:font-name-complex="Liberation Mono" style:font-size-complex="18pt" style:font-style-complex="normal"/>
    </style:style>
    <style:style style:name="P15" style:family="paragraph" style:parent-style-name="Preformatted_20_Text">
      <style:text-properties officeooo:paragraph-rsid="002ec73f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style-asian="normal" style:font-name-complex="Liberation Mono" style:font-size-complex="24pt" style:font-style-complex="normal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ec73f" style:font-name-asian="Liberation Mono" style:font-size-asian="24pt" style:font-style-asian="normal" style:font-name-complex="Liberation Mono" style:font-size-complex="24pt" style:font-style-complex="normal"/>
    </style:style>
    <style:style style:name="T3" style:family="text">
      <style:text-properties fo:font-variant="normal" fo:text-transform="none" fo:color="#212121" loext:opacity="100%" style:text-position="super 58%" style:font-name="Roboto Mono" fo:font-size="24pt" fo:letter-spacing="normal" fo:font-style="normal" fo:font-weight="normal" officeooo:rsid="002ec73f" style:font-name-asian="Liberation Mono" style:font-size-asian="24pt" style:font-style-asian="normal" style:font-name-complex="Liberation Mono" style:font-size-complex="24pt" style:font-style-complex="normal"/>
    </style:style>
    <style:style style:name="T4" style:family="text">
      <style:text-properties fo:font-variant="normal" fo:text-transform="none" fo:color="#212121" loext:opacity="100%" style:text-position="0% 100%" style:font-name="Roboto Mono" fo:font-size="24pt" fo:letter-spacing="normal" fo:font-style="normal" fo:font-weight="normal" officeooo:rsid="002ec73f" style:font-name-asian="Liberation Mono" style:font-size-asian="24pt" style:font-style-asian="normal" style:font-name-complex="Liberation Mono" style:font-size-complex="24pt" style:font-style-complex="normal"/>
    </style:style>
    <style:style style:name="T5" style:family="text">
      <style:text-properties fo:font-variant="normal" fo:text-transform="none" fo:color="#212121" loext:opacity="100%" style:text-position="0% 100%" style:font-name="Roboto Mono" fo:font-size="24pt" fo:letter-spacing="normal" fo:font-style="normal" fo:font-weight="normal" officeooo:rsid="003371e9" style:font-name-asian="Liberation Mono" style:font-size-asian="24pt" style:font-style-asian="normal" style:font-name-complex="Liberation Mono" style:font-size-complex="24pt" style:font-style-complex="normal"/>
    </style:style>
    <style:style style:name="T6" style:family="text">
      <style:text-properties fo:font-variant="normal" fo:text-transform="none" fo:color="#212121" loext:opacity="100%" style:text-position="0% 100%" style:font-name="Roboto Mono" fo:font-size="18pt" fo:letter-spacing="normal" fo:font-style="normal" fo:font-weight="normal" officeooo:rsid="002ec73f" style:font-name-asian="Liberation Mono" style:font-size-asian="18pt" style:font-style-asian="normal" style:font-name-complex="Liberation Mono" style:font-size-complex="18pt" style:font-style-complex="normal"/>
    </style:style>
    <style:style style:name="T7" style:family="text">
      <style:text-properties fo:font-size="36pt" officeooo:rsid="00228101" style:font-size-asian="36pt" style:font-size-complex="36pt"/>
    </style:style>
    <style:style style:name="T8" style:family="text">
      <style:text-properties fo:font-size="36pt" officeooo:rsid="002ec73f" style:font-size-asian="36pt" style:font-size-complex="36pt"/>
    </style:style>
    <style:style style:name="T9" style:family="text">
      <style:text-properties fo:font-size="22pt" officeooo:rsid="0017fe9d" style:font-size-asian="22pt" style:font-size-complex="22pt"/>
    </style:style>
    <style:style style:name="T10" style:family="text">
      <style:text-properties fo:font-size="22pt" officeooo:rsid="002d9ab0" style:font-size-asian="22pt" style:font-size-complex="22pt"/>
    </style:style>
    <style:style style:name="T11" style:family="text">
      <style:text-properties fo:font-size="22pt" officeooo:rsid="002ec73f" style:font-size-asian="22pt" style:font-size-complex="22pt"/>
    </style:style>
    <style:style style:name="T12" style:family="text">
      <style:text-properties fo:font-size="22pt" officeooo:rsid="00309a1f" fo:background-color="#ffff00" loext:char-shading-value="0" style:font-size-asian="22pt" style:font-size-complex="22pt"/>
    </style:style>
    <style:style style:name="T13" style:family="text">
      <style:text-properties fo:font-size="22pt" officeooo:rsid="003371e9" fo:background-color="#ffff00" loext:char-shading-value="0" style:font-size-asian="22pt" style:font-size-complex="22pt"/>
    </style:style>
    <style:style style:name="T14" style:family="text">
      <style:text-properties officeooo:rsid="002ec73f"/>
    </style:style>
    <style:style style:name="T15" style:family="text">
      <style:text-properties officeooo:rsid="0029b71d"/>
    </style:style>
    <style:style style:name="T16" style:family="text">
      <style:text-properties style:text-position="super 58%"/>
    </style:style>
    <style:style style:name="T17" style:family="text">
      <style:text-properties style:text-position="super 58%" officeooo:rsid="003371e9"/>
    </style:style>
    <style:style style:name="T18" style:family="text">
      <style:text-properties style:text-position="super 58%" style:font-size-asian="18pt"/>
    </style:style>
    <style:style style:name="T19" style:family="text">
      <style:text-properties style:text-position="super 58%" officeooo:rsid="003371e9" style:font-size-asian="18pt"/>
    </style:style>
    <style:style style:name="T20" style:family="text">
      <style:text-properties style:text-position="super 58%" fo:font-size="24pt" style:font-size-asian="24pt" style:font-size-complex="24pt"/>
    </style:style>
    <style:style style:name="T21" style:family="text">
      <style:text-properties style:text-position="super 58%" fo:font-size="24pt" officeooo:rsid="003371e9" style:font-size-asian="24pt" style:font-size-complex="24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officeooo:rsid="003371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Jon Rothe</text:span><text:span text:style-name="T7"> – </text:span><text:span text:style-name="T8">Storm Clouds Comin'</text:span></text:p>
      <text:p text:style-name="P2"><text:span text:style-name="T9">Original key: </text:span><text:span text:style-name="T11">em <text:s text:c="4"/>YAM: WURLI</text:span></text:p>
      <text:p text:style-name="P3"><text:span text:style-name="T10">Bm blues scale 241231 <text:s text:c="3"/></text:span><text:span text:style-name="T12">Add fills in </text:span><text:span text:style-name="T13">each </text:span><text:span text:style-name="T12">bar 4</text:span></text:p>
      <text:p text:style-name="P4"/>
      <text:p text:style-name="P5"><text:span text:style-name="T15">[</text:span>INTRO]</text:p>
      <text:p text:style-name="P12">C7<text:span text:style-name="T16">#9</text:span> | B7<text:span text:style-name="T16">#9</text:span> | em7 | B7<text:span text:style-name="T16">#9</text:span> <text:s/></text:p>
      <text:p text:style-name="P13"><text:s text:c="24"/>^^^^ bump</text:p>
      <text:p text:style-name="P6"/>
      <text:p text:style-name="P5">[VERSE]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em7 | A7 | em7 | em7</text:p>
            <text:p text:style-name="P5">A7 <text:s/>| A7 | em7 | em7</text:p>
            <text:p text:style-name="P5">C7<text:span text:style-name="T16">#9 </text:span>|B7<text:span text:style-name="T16">#9 <text:s/></text:span>| em7 | B7<text:span text:style-name="T16">#9</text:span></text:p>
            <text:p text:style-name="P14"><text:span text:style-name="T16"><text:s/></text:span><text:span text:style-name="T18"><text:s text:c="39"/></text:span><text:span text:style-name="T19">^^^^ 1st verse only</text:span></text:p>
          </table:table-cell>
          <table:table-cell table:style-name="Table1.B1" office:value-type="string">
            <text:p text:style-name="P8"/>
            <text:p text:style-name="P8"><text:s text:c="2"/><text:span text:style-name="T14">[2x]</text:span></text:p>
          </table:table-cell>
        </table:table-row>
      </table:table>
      <text:p text:style-name="P5"/>
      <text:p text:style-name="P5">[CHORUS]</text:p>
      <text:p text:style-name="P5">C <text:s text:c="2"/>| G <text:s text:c="2"/>| B7 | em7</text:p>
      <text:p text:style-name="P5">C <text:s text:c="2"/>| G <text:s text:c="2"/>| D <text:s/>| D</text:p>
      <text:p text:style-name="P5">am7 | em7 | B7 | em7</text:p>
      <text:p text:style-name="P7"><text:span text:style-name="T2">C7</text:span><text:span text:style-name="T3">#9</text:span><text:span text:style-name="T4"> | C7</text:span><text:span text:style-name="T3">#9</text:span><text:span text:style-name="T4"> | B7</text:span><text:span text:style-name="T3">#9</text:span><text:span text:style-name="T4">| B7</text:span><text:span text:style-name="T3">#9 <text:s/></text:span></text:p>
      <text:p text:style-name="P9"/>
      <text:p text:style-name="P10">[OUTRO]</text:p>
      <text:p text:style-name="P7"><text:span text:style-name="T4">C7</text:span><text:span text:style-name="T3">#9</text:span><text:span text:style-name="T4"> | B7</text:span><text:span text:style-name="T3">#9</text:span><text:span text:style-name="T4"> | em7 | </text:span><text:span text:style-name="T5">em</text:span><text:span text:style-name="T6"> <text:s/>[4x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5-01-31T22:37:21.763919246</dc:date>
    <meta:editing-duration>PT3H22M59S</meta:editing-duration>
    <meta:editing-cycles>34</meta:editing-cycles>
    <meta:generator>LibreOffice/7.0.1.2$MacOSX_X86_64 LibreOffice_project/7cbcfc562f6eb6708b5ff7d7397325de9e764452</meta:generator>
    <meta:document-statistic meta:table-count="1" meta:image-count="0" meta:object-count="0" meta:page-count="1" meta:paragraph-count="19" meta:word-count="93" meta:character-count="439" meta:non-whitespace-character-count="275"/>
  </office:meta>
</office:document-meta>
</file>